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8" style:family="table">
      <style:table-properties style:width="6.9236in" table:align="left"/>
    </style:style>
    <style:style style:name="Table38.A" style:family="table-column">
      <style:table-column-properties style:column-width="0.8264in"/>
    </style:style>
    <style:style style:name="Table38.B" style:family="table-column">
      <style:table-column-properties style:column-width="3.1042in"/>
    </style:style>
    <style:style style:name="Table38.C" style:family="table-column">
      <style:table-column-properties style:column-width="2.9931in"/>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Monospace"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7" style:family="paragraph" style:parent-style-name="Standard">
      <style:paragraph-properties fo:text-align="start" style:justify-single-word="false"/>
      <style:text-properties fo:color="#000000" style:font-name="Nimbus Roman No9 L"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Nimbus Roman No9 L"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Monospace" fo:font-size="8pt" fo:font-weight="normal" style:font-size-asian="8pt" style:font-weight-asian="normal" style:font-size-complex="8pt" style:font-weight-complex="normal"/>
    </style:style>
    <style:style style:name="P10" style:family="paragraph" style:parent-style-name="Standard">
      <style:paragraph-properties fo:text-align="justify" style:justify-single-word="false"/>
      <style:text-properties fo:color="#000000" style:font-name="Monospace" fo:font-size="10pt"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style>
    <style:style style:name="P12" style:family="paragraph" style:parent-style-name="Standard">
      <style:text-properties fo:font-weight="bold" style:font-weight-asian="bold" style:font-weight-complex="bold"/>
    </style:style>
    <style:style style:name="P13" style:family="paragraph" style:parent-style-name="Heading_20_1">
      <style:paragraph-properties fo:text-align="center" style:justify-single-word="false" fo:break-before="page"/>
    </style:style>
    <style:style style:name="P14" style:family="paragraph" style:parent-style-name="Heading_20_2">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break-before="page"/>
    </style:style>
    <style:style style:name="P17" style:family="paragraph" style:parent-style-name="Standard">
      <style:paragraph-properties fo:margin-left="0.4925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9" style:family="paragraph" style:parent-style-name="Standard">
      <style:paragraph-properties fo:margin-left="0.492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4925in" fo:margin-right="0in" fo:text-align="start" style:justify-single-word="false" fo:text-indent="0in" style:auto-text-indent="false" style:text-autospace="none"/>
      <style:text-properties fo:font-size="8pt" style:font-size-asian="8pt" style:font-size-complex="8pt"/>
    </style:style>
    <style:style style:name="P21"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2" style:family="paragraph" style:parent-style-name="Standard">
      <style:paragraph-properties fo:margin-left="0.4925in" fo:margin-right="0in" fo:text-align="start" style:justify-single-word="false" fo:text-indent="0in" style:auto-text-indent="false" style:text-autospace="none"/>
      <style:text-properties fo:color="#0000e1" style:font-name="Monospace" fo:font-size="8pt" style:font-name-asian="Monospace" style:font-size-asian="8pt" style:font-name-complex="Monospace" style:font-size-complex="8pt"/>
    </style:style>
    <style:style style:name="P23" style:family="paragraph" style:parent-style-name="Standard">
      <style:paragraph-properties fo:margin-left="0.4925in" fo:margin-right="0in" fo:text-indent="0in" style:auto-text-indent="false"/>
      <style:text-properties fo:color="#0000e1" style:font-name="Monospace" fo:font-size="8pt" style:text-underline-style="none" style:font-name-asian="Monospace" style:font-size-asian="8pt" style:font-name-complex="Monospace" style:font-size-complex="8pt"/>
    </style:style>
    <style:style style:name="P24" style:family="paragraph" style:parent-style-name="Standard">
      <style:paragraph-properties fo:margin-left="0.4925in" fo:margin-right="0in" fo:text-align="start" style:justify-single-word="false" fo:text-indent="0in" style:auto-text-indent="false" style:text-autospace="none"/>
      <style:text-properties fo:color="#0000e1" style:font-name="Monospace" fo:font-size="8pt" style:text-underline-style="none" style:font-name-asian="Monospace" style:font-size-asian="8pt" style:font-name-complex="Monospace" style:font-size-complex="8pt"/>
    </style:style>
    <style:style style:name="P25" style:family="paragraph" style:parent-style-name="Table_20_Contents">
      <style:paragraph-properties fo:margin-left="0.4925in" fo:margin-right="0in" fo:text-indent="0in" style:auto-text-indent="false"/>
      <style:text-properties style:font-name="Courier 10 Pitch" fo:font-size="10pt" style:font-size-asian="10pt" style:font-size-complex="10pt"/>
    </style:style>
    <style:style style:name="P26" style:family="paragraph" style:parent-style-name="Standard">
      <style:paragraph-properties fo:margin-left="0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27"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0pt" style:font-name-asian="Monospace" style:font-size-asian="10pt" style:font-name-complex="Monospace" style:font-size-complex="10pt"/>
    </style:style>
    <style:style style:name="P30"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0.5pt" style:font-name-asian="Monospace" style:font-size-asian="10.5pt" style:font-name-complex="Monospace" style:font-size-complex="10.5pt"/>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0000e1" style:font-name="Monospace" fo:font-size="10pt" style:font-name-asian="Monospace" style:font-size-asian="10pt" style:font-name-complex="Monospace"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text-properties fo:color="#0000e1" style:font-name="Monospace" fo:font-size="8pt" style:font-name-asian="Monospace" style:font-size-asian="8pt" style:font-name-complex="Monospace" style:font-size-complex="8pt"/>
    </style:style>
    <style:style style:name="P35" style:family="paragraph" style:parent-style-name="Standard">
      <style:paragraph-properties fo:margin-left="0in" fo:margin-right="0in" fo:text-align="start" style:justify-single-word="false" fo:text-indent="0in" style:auto-text-indent="false" style:text-autospace="none"/>
      <style:text-properties style:font-name="Courier 10 Pitch" fo:font-size="8pt" style:font-name-asian="Monospace" style:font-size-asian="8pt" style:font-name-complex="Monospace" style:font-size-complex="8pt"/>
    </style:style>
    <style:style style:name="P36" style:family="paragraph" style:parent-style-name="Standard">
      <style:paragraph-properties fo:margin-left="0in" fo:margin-right="0in" fo:text-align="start" style:justify-single-word="false" fo:text-indent="0in" style:auto-text-indent="false" style:text-autospace="none"/>
      <style:text-properties style:font-name="Courier 10 Pitch" fo:font-size="8pt" style:font-size-asian="8pt" style:font-size-complex="8pt"/>
    </style:style>
    <style:style style:name="P37" style:family="paragraph" style:parent-style-name="Standard">
      <style:paragraph-properties fo:margin-left="0in" fo:margin-right="0in" fo:text-align="start" style:justify-single-word="false" fo:text-indent="0in" style:auto-text-indent="false" style:text-autospace="none"/>
      <style:text-properties fo:color="#008080" style:font-name="Courier 10 Pitch" fo:font-size="8pt" style:font-name-asian="Monospace" style:font-size-asian="8pt" style:font-name-complex="Monospace" style:font-size-complex="8pt"/>
    </style:style>
    <style:style style:name="P38" style:family="paragraph" style:parent-style-name="Table_20_Contents">
      <style:paragraph-properties fo:margin-left="0in" fo:margin-right="0in" fo:text-align="justify" style:justify-single-word="false" fo:text-indent="0in" style:auto-text-indent="false"/>
      <style:text-properties fo:font-size="10.5pt" style:font-size-asian="10.5pt" style:font-size-complex="10.5pt"/>
    </style:style>
    <style:style style:name="P3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0" style:family="paragraph" style:parent-style-name="Text_20_body">
      <style:paragraph-properties fo:text-align="justify" style:justify-single-word="false"/>
    </style:style>
    <style:style style:name="P41" style:family="paragraph" style:parent-style-name="Text_20_body">
      <style:text-properties style:text-underline-style="solid" style:text-underline-type="double" style:text-underline-width="auto" style:text-underline-color="font-color"/>
    </style:style>
    <style:style style:name="P42" style:family="paragraph" style:parent-style-name="Text_20_body">
      <style:text-properties fo:color="#000000" style:font-name="Nimbus Roman No9 L" fo:font-size="12pt" style:text-underline-style="none" style:font-name-asian="Monospace" style:font-size-asian="12pt" style:font-name-complex="Monospace" style:font-size-complex="12pt"/>
    </style:style>
    <style:style style:name="P43" style:family="paragraph" style:parent-style-name="Text_20_body">
      <style:text-properties style:text-underline-style="none"/>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justify" style:justify-single-word="false"/>
    </style:style>
    <style:style style:name="P46" style:family="paragraph" style:parent-style-name="Table_20_Contents">
      <style:text-properties fo:font-size="10.5pt" style:font-size-asian="10.5pt" style:font-size-complex="10.5pt"/>
    </style:style>
    <style:style style:name="P47" style:family="paragraph" style:parent-style-name="Table_20_Contents">
      <style:paragraph-properties fo:text-align="justify" style:justify-single-word="false"/>
      <style:text-properties fo:font-size="10.5pt" style:font-size-asian="10.5pt" style:font-size-complex="10.5pt"/>
    </style:style>
    <style:style style:name="P48" style:family="paragraph" style:parent-style-name="Heading_20_2">
      <style:paragraph-properties fo:text-align="justify" style:justify-single-word="false"/>
      <style:text-properties fo:color="#000000" style:font-name="Nimbus Roman No9 L" fo:font-size="12pt" style:font-size-asian="12pt" style:font-size-complex="12pt"/>
    </style:style>
    <style:style style:name="P49" style:family="paragraph" style:parent-style-name="Heading_20_3">
      <style:text-properties style:text-underline-style="none"/>
    </style:style>
    <style:style style:name="P50" style:family="paragraph" style:parent-style-name="Heading_20_2" style:master-page-name="">
      <style:paragraph-properties style:page-number="auto" fo:break-before="page"/>
    </style:style>
    <style:style style:name="P51"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fo:font-size="11pt" style:font-size-asian="11pt" style:font-size-complex="11pt"/>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Text_20_body" style:list-style-name="L2"/>
    <style:style style:name="P57" style:family="paragraph" style:parent-style-name="Text_20_body" style:list-style-name="L2"/>
    <style:style style:name="P58" style:family="paragraph" style:parent-style-name="Text_20_body">
      <style:text-properties style:text-underline-style="none"/>
    </style:style>
    <style:style style:name="P59" style:family="paragraph" style:parent-style-name="Contents_20_Heading">
      <style:paragraph-properties fo:break-before="page"/>
    </style:style>
    <style:style style:name="P60" style:family="paragraph">
      <style:paragraph-properties fo:text-align="center"/>
    </style:style>
    <style:style style:name="T1" style:family="text">
      <style:text-properties fo:color="#0000e1"/>
    </style:style>
    <style:style style:name="T2" style:family="text">
      <style:text-properties fo:color="#0000e1" style:font-name="Monospace" style:font-name-asian="Monospace" style:font-name-complex="Monospace"/>
    </style:style>
    <style:style style:name="T3" style:family="text">
      <style:text-properties fo:color="#0000e1" fo:font-size="8pt" style:font-size-asian="8pt" style:font-size-complex="8pt"/>
    </style:style>
    <style:style style:name="T4" style:family="text">
      <style:text-properties fo:color="#000000"/>
    </style:style>
    <style:style style:name="T5" style:family="text">
      <style:text-properties fo:color="#000000" style:font-name="Monospace" style:font-name-asian="Monospace" style:font-name-complex="Monospace"/>
    </style:style>
    <style:style style:name="T6" style:family="text">
      <style:text-properties fo:color="#000000" style:font-name="Monospace" fo:font-size="10pt" style:font-size-asian="10pt" style:font-size-complex="10pt"/>
    </style:style>
    <style:style style:name="T7" style:family="text">
      <style:text-properties fo:color="#000000" style:font-name="Nimbus Roman No9 L" fo:font-size="12pt" style:font-size-asian="12pt" style:font-size-complex="12pt"/>
    </style:style>
    <style:style style:name="T8" style:family="text">
      <style:text-properties fo:color="#000000" fo:font-size="8pt" style:font-size-asian="8pt" style:font-size-complex="8pt"/>
    </style:style>
    <style:style style:name="T9" style:family="text">
      <style:text-properties fo:color="#000080"/>
    </style:style>
    <style:style style:name="T10" style:family="text">
      <style:text-properties fo:color="#000080" style:font-name="Monospace" fo:font-size="10pt" style:font-size-asian="10pt" style:font-size-complex="10pt"/>
    </style:style>
    <style:style style:name="T11" style:family="text">
      <style:text-properties fo:color="#000080" style:font-name="Monospace" style:font-name-asian="Monospace" style:font-name-complex="Monospace"/>
    </style:style>
    <style:style style:name="T12" style:family="text">
      <style:text-properties fo:color="#000080" fo:font-size="8pt" style:font-size-asian="8pt" style:font-size-complex="8pt"/>
    </style:style>
    <style:style style:name="T13" style:family="text">
      <style:text-properties style:font-name="Monospace" fo:font-size="10pt" style:font-size-asian="10pt" style:font-size-complex="10pt"/>
    </style:style>
    <style:style style:name="T14" style:family="text">
      <style:text-properties fo:font-weight="bold" style:font-weight-asian="bold" style:font-weight-complex="bold"/>
    </style:style>
    <style:style style:name="T15" style:family="text">
      <style:text-properties fo:color="#228820"/>
    </style:style>
    <style:style style:name="T16" style:family="text">
      <style:text-properties fo:color="#008080"/>
    </style:style>
    <style:style style:name="T17" style:family="text">
      <style:text-properties fo:color="#008080" style:font-name-asian="Monospace" style:font-name-complex="Monospace"/>
    </style:style>
    <style:style style:name="T18" style:family="text">
      <style:text-properties fo:color="#3f7f7f"/>
    </style:style>
    <style:style style:name="T19" style:family="text">
      <style:text-properties fo:color="#3f7f7f" style:font-name-asian="Monospace" style:font-name-complex="Monospace"/>
    </style:style>
    <style:style style:name="T20" style:family="text">
      <style:text-properties fo:color="#7f007f"/>
    </style:style>
    <style:style style:name="T21" style:family="text">
      <style:text-properties fo:color="#2a00ff"/>
    </style:style>
    <style:style style:name="T22" style:family="text">
      <style:text-properties style:font-name="Courier 10 Pitch" fo:font-size="10pt" style:font-size-asian="10pt" style:font-size-complex="10pt"/>
    </style:style>
    <style:style style:name="T23"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center" draw:textarea-vertical-align="middle" style:run-through="foreground"/>
    </style:style>
    <style:style style:name="gr3" style:family="graphic">
      <style:graphic-properties draw:stroke="none" draw:textarea-horizontal-align="center" draw:textarea-vertical-align="middle" style:run-through="foreground"/>
    </style:style>
    <style:style style:name="gr4" style:family="graphic">
      <style:graphic-properties draw:fill="solid" draw:fill-color="#33cc66" draw:textarea-horizontal-align="center" draw:textarea-vertical-align="middle" style:run-through="foreground"/>
    </style:style>
    <style:style style:name="gr5" style:family="graphic">
      <style:graphic-properties draw:textarea-horizontal-align="center" draw:textarea-vertical-align="middle" style:run-through="foreground"/>
    </style:style>
    <style:style style:name="gr6" style:family="graphic">
      <style:graphic-properties draw:fill="solid" draw:fill-color="#9999ff" draw:textarea-horizontal-align="center" draw:textarea-vertical-align="middle" style:run-through="foreground"/>
    </style:style>
    <style:style style:name="gr7" style:family="graphic">
      <style:graphic-properties draw:marker-end="Arrow" draw:marker-end-width="0.0598in" draw:textarea-horizontal-align="center" draw:textarea-vertical-align="middle" style:run-through="foreground"/>
    </style:style>
    <style:style style:name="gr8" style:family="graphic">
      <style:graphic-properties draw:marker-start="Arrow" draw:marker-start-width="0.0598in" draw:textarea-horizontal-align="center" draw:textarea-vertical-align="middle" style:run-through="foreground"/>
    </style:style>
    <style:style style:name="gr9" style:family="graphic">
      <style:graphic-properties draw:stroke="none" draw:textarea-horizontal-align="center" draw:textarea-vertical-align="middl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Distributed Testing Framework</text:p>
      <text:p text:style-name="P1">Users Guid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9">Table of Contents</text:p>
          </text:index-title>
          <text:p text:style-name="P54">Introduction<text:tab/>3</text:p>
          <text:p text:style-name="P54">Architecture<text:tab/>4</text:p>
          <text:p text:style-name="P54">Deployment<text:tab/>5</text:p>
          <text:p text:style-name="P54">Tag Documentation<text:tab/>7</text:p>
          <text:p text:style-name="P53">Component Tags Usage<text:tab/>8</text:p>
          <text:p text:style-name="P55">Outputting a message on another component<text:tab/>8</text:p>
          <text:p text:style-name="P53">File Access<text:tab/>11</text:p>
          <text:p text:style-name="P53">Aggregation Tags<text:tab/>12</text:p>
          <text:p text:style-name="P53">Range Expressions<text:tab/>13</text:p>
          <text:p text:style-name="P53">Aggregation Tag Usage<text:tab/>14</text:p>
          <text:p text:style-name="P53">Event Tags<text:tab/>15</text:p>
          <text:p text:style-name="P53">Conditional Tags<text:tab/>16</text:p>
          <text:p text:style-name="P53">Event Tag Usage<text:tab/>17</text:p>
          <text:p text:style-name="P55">Simple record and query test case<text:tab/>17</text:p>
          <text:p text:style-name="P55">Handling DTF internal events and how to get more information from them<text:tab/>19</text:p>
        </text:index-body>
      </text:table-of-content>
      <text:p text:style-name="P1"/>
      <text:h text:style-name="P13" text:outline-level="1">Introduction</text:h>
      <text:p text:style-name="P1"/>
      <text:p text:style-name="P4">DTF is a distributed testing framework that allows for a simple yet powerful way to test a distributed product such as Honeycomb. All test cases written for execution within DTF are written in XML and have tags that will be explained in later sections of this document. To start as an introduction this document will first start by stating what is the current architecture of DTF and how it can be deployed in a couple of example scenarios. </text:p>
      <text:p text:style-name="P4"/>
      <text:p text:style-name="P4"/>
      <text:h text:style-name="P13" text:outline-level="1">Architecture</text:h>
      <text:p text:style-name="P1"/>
      <text:p text:style-name="P4">To deploy DTF in a given environment you need to first understand it's architecture and this section will cover the architecture of DTF. There are 3 types of components in DTF the Controller (DTFC) the Agent (DTFA) and the XML Executioner (DTFX). Here is small explanation of each of the components:</text:p>
      <text:p text:style-name="P4"/>
      <text:p text:style-name="P17">DTFC – Controller is the element in the framework that allows the DTFX to talk to the DTFA's and make them do certain tasks in order to fulfill the specified behavior of a test case.</text:p>
      <text:p text:style-name="P17"/>
      <text:p text:style-name="P17">DTFA – Agent is where most of the actions in a test case take place and these actions are where the framework interacts with the product being tested.</text:p>
      <text:p text:style-name="P17"/>
      <text:p text:style-name="P17">DTFX – XML Executioner is the component that reads the test case written in XML and translates that into the correct behavior of the DTF framework.</text:p>
      <text:p text:style-name="P17"/>
      <text:p text:style-name="P26"><draw:g text:anchor-type="paragraph" draw:z-index="0" draw:name="DTF Architecture Diagram" draw:style-name="gr1"><draw:rect draw:style-name="gr2" draw:text-style-name="P60" svg:width="4.2224in" svg:height="1.0421in" svg:x="2.55in" svg:y="0.1917in"><text:p/></draw:rect><draw:rect draw:style-name="gr3" draw:text-style-name="P60" svg:width="2.3185in" svg:height="2.6012in" svg:x="0.1425in" svg:y="0.1917in"><text:p text:style-name="P60"/><text:p text:style-name="P60"/><text:p text:style-name="P60"/><text:p text:style-name="P60"/><text:p text:style-name="P60"/><text:p text:style-name="P60"/><text:p text:style-name="P60"/><text:p text:style-name="P60"/><text:p text:style-name="P60"/><text:p text:style-name="P60"/><text:p text:style-name="P60"/><text:p text:style-name="P60">Agent Pool 1</text:p></draw:rect><draw:ellipse draw:style-name="gr4" draw:text-style-name="P60" svg:width="1.6441in" svg:height="0.6213in" svg:x="2.6323in" svg:y="1.5819in"><text:p text:style-name="P60">DTFC</text:p></draw:ellipse><draw:ellipse draw:style-name="gr5" draw:text-style-name="P60" svg:width="1.6441in" svg:height="0.6213in" svg:x="2.6323in" svg:y="2.948in"><text:p text:style-name="P60">DTFX</text:p></draw:ellipse><draw:ellipse draw:style-name="gr6" draw:text-style-name="P60" svg:width="1.6441in" svg:height="0.6213in" svg:x="2.6323in" svg:y="0.3815in"><text:p text:style-name="P60">DTFA</text:p></draw:ellipse><draw:ellipse draw:style-name="gr6" draw:text-style-name="P60" svg:width="1.6441in" svg:height="0.6213in" svg:x="4.9579in" svg:y="0.3815in"><text:p text:style-name="P60">DTFA</text:p></draw:ellipse><draw:line draw:style-name="gr7" draw:text-style-name="P60" svg:x1="1.6882in" svg:y1="0.9264in" svg:x2="2.7429in" svg:y2="1.7472in"><text:p/></draw:line><draw:line draw:style-name="gr7" draw:text-style-name="P60" svg:x1="3.4591in" svg:y1="1.002in" svg:x2="3.4591in" svg:y2="1.5819in"><text:p/></draw:line><draw:line draw:style-name="gr7" draw:text-style-name="P60" svg:x1="5.2752in" svg:y1="0.9335in" svg:x2="4.15in" svg:y2="1.737in"><text:p/></draw:line><draw:line draw:style-name="gr8" draw:text-style-name="P60" svg:x1="3.45in" svg:y1="2.2028in" svg:x2="3.45in" svg:y2="2.948in"><text:p/></draw:line><draw:ellipse draw:style-name="gr6" draw:text-style-name="P60" svg:width="1.6441in" svg:height="0.6213in" svg:x="0.3417in" svg:y="0.3815in"><text:p text:style-name="P60">DTFA</text:p></draw:ellipse><draw:ellipse draw:style-name="gr6" draw:text-style-name="P60" svg:width="1.6441in" svg:height="0.6213in" svg:x="0.3417in" svg:y="1.5819in"><text:p text:style-name="P60">DTFA</text:p></draw:ellipse><draw:ellipse draw:style-name="gr6" draw:text-style-name="P60" svg:width="1.6441in" svg:height="0.6213in" svg:x="4.9579in" svg:y="1.5819in"><text:p text:style-name="P60">DTFA</text:p></draw:ellipse><draw:line draw:style-name="gr7" draw:text-style-name="P60" svg:x1="1.9854in" svg:y1="1.8783in" svg:x2="2.6319in" svg:y2="1.8783in"><text:p/></draw:line><draw:line draw:style-name="gr8" draw:text-style-name="P60" svg:x1="4.2764in" svg:y1="1.8783in" svg:x2="4.9583in" svg:y2="1.8783in"><text:p/></draw:line><draw:rect draw:style-name="gr9" draw:text-style-name="P60" svg:width="2.3185in" svg:height="1.987in" svg:x="4.4543in" svg:y="0.8055in"><text:p text:style-name="P60"/><text:p text:style-name="P60"/><text:p text:style-name="P60"/><text:p text:style-name="P60"/><text:p text:style-name="P60"/><text:p text:style-name="P60"/><text:p text:style-name="P60"/><text:p text:style-name="P60"/><text:p text:style-name="P60">Agent Pool 2</text:p></draw:rect></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above illustration show better how the DTF architecture works by having all of the components connect to the controller (DTFC). The diagram also shows that the location of each component is really not of importance since from the test case's point of view the components are accessible through the controller. The arrows show how each of the components are responsible for connecting to the controller in order to be accessible for executing test cases.</text:p>
      <text:h text:style-name="P13" text:outline-level="1">Deployment</text:h>
      <text:p text:style-name="P4"/>
      <text:p text:style-name="P4">Deploying the DTF framework is quite simple, from the base directory of DTF you can build the framework by running the “ant build” command. Now that you have the whole framework built you will have one directory that you must copy to any given machine in your setup. </text:p>
      <text:p text:style-name="P4"/>
      <text:p text:style-name="P4">Lets take the following setup: </text:p>
      <text:list text:style-name="L1">
        <text:list-item>
          <text:p text:style-name="P51">2 client machines (lets call them cl1 and cl2)</text:p>
        </text:list-item>
      </text:list>
      <text:p text:style-name="P4"/>
      <text:p text:style-name="P4">Now on each of those client machines we copy from the DTF base directory the build/dist directory over to each of the client machines and to the cheat node on the cluster. </text:p>
      <text:p text:style-name="P4"/>
      <text:p text:style-name="P4">Now on one of the client machines (cl1) will start the DTFC by running the dtfc.sh script found in the build/dist directory. After executing the dtfc.sh you should see the following output:</text:p>
      <text:p text:style-name="P5"/>
      <text:p text:style-name="P6">$ ./dtfc.sh</text:p>
      <text:p text:style-name="P6">INFO <text:s/>09/01/2007 14:01:17 DTFNode <text:s text:c="8"/>- Starting dtfc component.</text:p>
      <text:p text:style-name="P6">INFO <text:s/>09/01/2007 14:01:17 Comm <text:s text:c="11"/>- Listening on null:9999</text:p>
      <text:p text:style-name="P6"/>
      <text:p text:style-name="P7">This means the DTFC is up and running and ready to manage DTFA connections on port 9999 of the machine it was executed on. So now we can start an agent and have it connect to this already running DTFC. This is simple, from the same directory as before you can execute the dtfa.sh script and pass 2 arguments like so: dtfa.sh cl1 9999, with the following output:</text:p>
      <text:p text:style-name="P8"/>
      <text:p text:style-name="P9">$ ./dtfa.sh cl1 9999</text:p>
      <text:p text:style-name="P9">INFO <text:s/>09/01/2007 14:01:14 DTFNode <text:s text:c="8"/>- Starting dtfa component.</text:p>
      <text:p text:style-name="P9">INFO <text:s/>09/01/2007 14:01:14 Comm <text:s text:c="11"/>- Connecting to cl1:9999</text:p>
      <text:p text:style-name="P9">INFO <text:s/>09/01/2007 14:01:15 Rename <text:s text:c="9"/>- Node name set to: dtfa-1168382894866</text:p>
      <text:p text:style-name="P9">INFO <text:s/>09/01/2007 14:01:15 CommClient <text:s text:c="5"/>- Connected to controller.</text:p>
      <text:p text:style-name="P10"/>
      <text:p text:style-name="P8">Once we see the “Connected to controller” line we know that this DTFA is connected to the controller and ready to tasks to execute. Now having executed one of these DTFA's from cl1 itself and another from cl2.</text:p>
      <text:p text:style-name="P8"/>
      <text:p text:style-name="P8">Now that we have the framework up and running we can use the DTFX to execute a given test case within the current DTF setup. Executing the DTFX is done like so:</text:p>
      <text:p text:style-name="P8"/>
      <text:p text:style-name="P9">$ ./dtfx.sh cl1 9999 tests/ut/echo.xml</text:p>
      <text:p text:style-name="P9">INFO <text:s/>10/01/2007 10:01:44 DTFNode <text:s text:c="8"/>- Starting dtfx component.</text:p>
      <text:p text:style-name="P9">INFO <text:s/>10/01/2007 10:01:44 Comm <text:s text:c="11"/>- Connecting to localhost:9999</text:p>
      <text:p text:style-name="P9">INFO <text:s/>10/01/2007 10:01:44 Rename <text:s text:c="9"/>- Node name set to: dtfx</text:p>
      <text:p text:style-name="P9">INFO <text:s/>10/01/2007 10:01:44 CommClient <text:s text:c="5"/>- Connected to controller.</text:p>
      <text:p text:style-name="P9">INFO <text:s/>10/01/2007 10:01:44 Createstorage <text:s text:c="2"/>- Creating storage: INPUT</text:p>
      <text:p text:style-name="P9">INFO <text:s/>10/01/2007 10:01:44 Echo <text:s text:c="11"/>- *** Echo Unit Test ***</text:p>
      <text:p text:style-name="P9">INFO <text:s/>10/01/2007 10:01:45 Lockcomponent <text:s text:c="2"/>- Component locked Lockcomponent {type=dtfa,id=DTFA1}</text:p>
      <text:p text:style-name="P9">INFO <text:s/>10/01/2007 10:01:45 Echo <text:s text:c="11"/>- a : b : c</text:p>
      <text:p text:style-name="P9">INFO <text:s/>10/01/2007 10:01:45 Echo <text:s text:c="11"/>- Echoing some System properties</text:p>
      <text:p text:style-name="P9">INFO <text:s/>10/01/2007 10:01:45 Echo <text:s text:c="11"/>- Os: ${os.name}</text:p>
      <text:p text:style-name="P9">INFO <text:s/>10/01/2007 10:01:45 Echo <text:s text:c="11"/>- Arch: ${os.arch}</text:p>
      <text:p text:style-name="P9">INFO <text:s/>10/01/2007 10:01:45 Echo <text:s text:c="11"/>-</text:p>
      <text:p text:style-name="P9"><text:soft-page-break/>INFO <text:s/>10/01/2007 10:01:45 Echo <text:s text:c="11"/>- Echoing some properties from ut.properties</text:p>
      <text:p text:style-name="P9">INFO <text:s/>10/01/2007 10:01:45 Echo <text:s text:c="11"/>- dtf.test.property1 = property value1</text:p>
      <text:p text:style-name="P9">INFO <text:s/>10/01/2007 10:01:45 Echo <text:s text:c="11"/>- dtf.test.property2 = property value2</text:p>
      <text:p text:style-name="P9">INFO <text:s/>10/01/2007 10:01:45 Echo <text:s text:c="11"/>- Executing remote echo on DTFA1</text:p>
      <text:p text:style-name="P9">INFO <text:s/>10/01/2007 10:01:45 Echo <text:s text:c="11"/>- ${BAD.PROPERTY}</text:p>
      <text:p text:style-name="P9">INFO <text:s/>10/01/2007 10:01:45 CommClient <text:s text:c="5"/>- Disconnected from controller.</text:p>
      <text:p text:style-name="P8"/>
      <text:p text:style-name="P8">So as simple as that we have execute the echo.xml test case from the DTF unit tests against the current DTF setup. Which only really needed one DTFA if you look at the output from the test case run we only lock on dtfa of the type dtfa and use that to do a remote echo. Here's what the remote echo looks like on the agent side:</text:p>
      <text:p text:style-name="P8"/>
      <text:p text:style-name="P9">$ ./dtfa.sh cl1 9999</text:p>
      <text:p text:style-name="P9">INFO <text:s/>10/01/2007 10:01:41 DTFNode <text:s text:c="8"/>- Starting dtfa component.</text:p>
      <text:p text:style-name="P9">INFO <text:s/>10/01/2007 10:01:41 Comm <text:s text:c="11"/>- Connecting to localhost:9999</text:p>
      <text:p text:style-name="P9">INFO <text:s/>10/01/2007 10:01:41 Rename <text:s text:c="9"/>- Node name set to: dtfa-1168453121751</text:p>
      <text:p text:style-name="P9">INFO <text:s/>10/01/2007 10:01:41 CommClient <text:s text:c="5"/>- Connected to controller.</text:p>
      <text:p text:style-name="P9">INFO <text:s/>10/01/2007 10:01:45 Echo <text:s text:c="11"/>- Remote echo on component DTFA1</text:p>
      <text:p text:style-name="P9"/>
      <text:p text:style-name="P8"/>
      <text:p text:style-name="P8">Now as you've probably noticed the components don't have to be on separate machines. This fact is used to unit test the framework from a single machine by starting all of the components DTFA, DTFC and DTFX on the same machine and running the necessary unit tests against this DTF setup. Now for other purposes such as performance testing we obviously need separate machines to be able to stress the product being tested correctly.</text:p>
      <text:p text:style-name="P8"/>
      <text:h text:style-name="P13" text:outline-level="1">Tag Documentation</text:h>
      <text:p text:style-name="P39"/>
      <text:p text:style-name="P4">Tag documentation is generated from the code itself just as JavaDoc generates Java Api documentation from the @dtf.xxx tags within the code. For the time being building the documentation from the source is done by running the <text:span text:style-name="T22">./ant.sh doc</text:span> <text:s/>(in the <text:span text:style-name="T22">dtf </text:span>directory) this is because of some issues with JavaDoc picking up the right files from the <text:span text:style-name="T23">classpath</text:span> in Ant. The other documentation about the framework architecture can be found in the OpenOffice documents in the doc folder. </text:p>
      <text:p text:style-name="P4"/>
      <text:p text:style-name="P4">The following sections will go into a more detailed explanation of each of the tag types and what their uses are within the framework. This information is not available in the tag documentation itself and is and should be ready in order to fully understand the uses of the tags themselves.</text:p>
      <text:p text:style-name="P11"/>
      <text:p text:style-name="P12"/>
      <text:h text:style-name="P14" text:outline-level="2">Component Tags Usage</text:h>
      <text:p text:style-name="P40">Component tags are what differentiate DTF from something like ANT this because here is where the real magic is done and the writer of test cases is allowed to execute tasks remotely on other components without having to worry about how to communicate with that component and making the writing of the test case a much simpler and straightforward task. This is the section will show you how to use the various component tags described in the previous section and will attempt to give you the first steps in writing test cases with DTF.</text:p>
      <text:p text:style-name="P40"/>
      <text:h text:style-name="Heading_20_3" text:outline-level="3">Outputting a message on another component</text:h>
      <text:p text:style-name="Text_20_body"/>
      <text:p text:style-name="P40">Simple example on how to lock a component and then output some text to this component using DTF. this example was covered already in the Deployment section, and all can execute this test on a single machine or on 3 machines to have a physical separation of all the DTF components involved. For the purpose of this example I will run all 3 components on the same machine because it's much easier to setup and execute the test case this way. </text:p>
      <text:p text:style-name="Text_20_body">DTF setup:</text:p>
      <text:list text:style-name="L2">
        <text:list-item>
          <text:p text:style-name="P56">1 machine with a copy of the DTF build.</text:p>
        </text:list-item>
        <text:list-item>
          <text:p text:style-name="P56">Run 1 dtfc, 1 dtfa on that machine.</text:p>
        </text:list-item>
      </text:list>
      <text:p text:style-name="Text_20_body"/>
      <text:p text:style-name="P40">Now that we have those components up and running lets write our test case from scratch. So the very first thing that is necessary is the root element of the XML which is script like so:</text:p>
      <text:p text:style-name="P18"><text:span text:style-name="T1">&lt;?xml</text:span><text:span text:style-name="T4"> </text:span><text:span text:style-name="T1">version=</text:span><text:span text:style-name="T9">"1.0"</text:span><text:span text:style-name="T4"> </text:span><text:span text:style-name="T1">encoding=</text:span><text:span text:style-name="T9">'UTF-8'</text:span><text:span text:style-name="T1">?&gt;</text:span></text:p>
      <text:p text:style-name="P18"><text:span text:style-name="T1">&lt;!DOCTYPE</text:span><text:span text:style-name="T4"> </text:span><text:span text:style-name="T1">script</text:span><text:span text:style-name="T4"> </text:span><text:span text:style-name="T1">SYSTEM</text:span><text:span text:style-name="T4"> </text:span><text:span text:style-name="T9">"dtf.dtd"</text:span><text:span text:style-name="T1">&gt;</text:span></text:p>
      <text:p text:style-name="P18"/>
      <text:p text:style-name="P20"><text:span text:style-name="T2">&lt;script</text:span><text:span text:style-name="T5"> </text:span><text:span text:style-name="T2">name=</text:span><text:span text:style-name="T11">"echo"</text:span><text:span text:style-name="T2">&gt;</text:span></text:p>
      <text:p text:style-name="P21"><text:s text:c="4"/></text:p>
      <text:p text:style-name="P22">&lt;/script&gt;</text:p>
      <text:p text:style-name="P33"/>
      <text:p text:style-name="P27">Now if you have a good XML editor with the doctype specified at the top of the XML file, the editor will aid you along with writing the test case by filling in necessary attributes and tags. Some good editors to use when writing test cases will be identified in the XML Editors section.</text:p>
      <text:p text:style-name="P27"/>
      <text:p text:style-name="P27">So looking at the previous XML we can see that we also identify the DTD being used, this DTD is used by the editor to know exactly what type of document is being handled and which elements and attributes to expect. The DTD also lets the DTFX know when an test case is well formed and when it doesn't follow the correct syntax.</text:p>
      <text:p text:style-name="P27"/>
      <text:p text:style-name="P27">The above XML is far from complete, so lets see what else is needed so there is an info section that we need to add that should describe the test case and as well identify the author of this test case for future <text:soft-page-break/>reference. Now adding those sections this is what we have:</text:p>
      <text:p text:style-name="P28"/>
      <text:p text:style-name="P21"><text:span text:style-name="T1">&lt;script</text:span> <text:span text:style-name="T1">name=</text:span><text:span text:style-name="T9">"echo"</text:span><text:span text:style-name="T1">&gt;</text:span></text:p>
      <text:p text:style-name="P18"><text:span text:style-name="T4"><text:s text:c="4"/></text:span><text:span text:style-name="T1">&lt;info&gt;</text:span></text:p>
      <text:p text:style-name="P18"><text:span text:style-name="T4"><text:s text:c="8"/></text:span><text:span text:style-name="T1">&lt;author&gt;</text:span></text:p>
      <text:p text:style-name="P18"><text:span text:style-name="T4"><text:s text:c="12"/></text:span><text:span text:style-name="T1">&lt;name&gt;</text:span><text:span text:style-name="T4">Rodney Gomes</text:span><text:span text:style-name="T1">&lt;/name&gt;</text:span></text:p>
      <text:p text:style-name="P18"><text:span text:style-name="T4"><text:s text:c="12"/></text:span><text:span text:style-name="T1">&lt;email&gt;</text:span><text:span text:style-name="T4">rodney.gomes@sun.com</text:span><text:span text:style-name="T1">&lt;/email&gt;</text:span></text:p>
      <text:p text:style-name="P18"><text:span text:style-name="T4"><text:s text:c="8"/></text:span><text:span text:style-name="T1">&lt;/author&gt;</text:span></text:p>
      <text:p text:style-name="P18"><text:span text:style-name="T4"><text:s text:c="8"/></text:span><text:span text:style-name="T1">&lt;description&gt;</text:span><text:span text:style-name="T4">This test case will execute a remote echo on a DTFA. </text:span><text:span text:style-name="T1">&lt;/description&gt;</text:span></text:p>
      <text:p text:style-name="P18"><text:span text:style-name="T4"><text:s text:c="4"/></text:span><text:span text:style-name="T1">&lt;/info&gt;</text:span></text:p>
      <text:p text:style-name="P22">&lt;/script&gt;</text:p>
      <text:p text:style-name="P34"/>
      <text:p text:style-name="P27">Now we need to lock a component that we can use to do the remote echo, this is done by using the tag <text:span text:style-name="T9">lockcomponent</text:span> to identify the type of component and the internal alias to assign to this component for future reference within the test case. Here's the current state of our test case:</text:p>
      <text:p text:style-name="P28"/>
      <text:p text:style-name="P21"><text:span text:style-name="T1">&lt;script</text:span> <text:span text:style-name="T1">name=</text:span><text:span text:style-name="T9">"echo"</text:span><text:span text:style-name="T1">&gt;</text:span></text:p>
      <text:p text:style-name="P18"><text:span text:style-name="T4"><text:s text:c="4"/></text:span><text:span text:style-name="T1">&lt;info&gt;</text:span></text:p>
      <text:p text:style-name="P18"><text:span text:style-name="T4"><text:s text:c="8"/></text:span><text:span text:style-name="T1">&lt;author&gt;</text:span></text:p>
      <text:p text:style-name="P18"><text:span text:style-name="T4"><text:s text:c="12"/></text:span><text:span text:style-name="T1">&lt;name&gt;</text:span><text:span text:style-name="T4">Rodney Gomes</text:span><text:span text:style-name="T1">&lt;/name&gt;</text:span></text:p>
      <text:p text:style-name="P18"><text:span text:style-name="T4"><text:s text:c="12"/></text:span><text:span text:style-name="T1">&lt;email&gt;</text:span><text:span text:style-name="T4">rodney.gomes@sun.com</text:span><text:span text:style-name="T1">&lt;/email&gt;</text:span></text:p>
      <text:p text:style-name="P18"><text:span text:style-name="T4"><text:s text:c="8"/></text:span><text:span text:style-name="T1">&lt;/author&gt;</text:span></text:p>
      <text:p text:style-name="P18"><text:span text:style-name="T4"><text:s text:c="8"/></text:span><text:span text:style-name="T1">&lt;description&gt;</text:span><text:span text:style-name="T4">DTF echo unit test. </text:span><text:span text:style-name="T1">&lt;/description&gt;</text:span></text:p>
      <text:p text:style-name="P18"><text:span text:style-name="T4"><text:s text:c="4"/></text:span><text:span text:style-name="T1">&lt;/info&gt;</text:span></text:p>
      <text:p text:style-name="P21"><text:s text:c="4"/></text:p>
      <text:p text:style-name="P18"><text:span text:style-name="T4"><text:s text:c="4"/></text:span><text:span text:style-name="T1">&lt;local&gt;</text:span><text:span text:style-name="T4"> <text:s text:c="7"/></text:span></text:p>
      <text:p text:style-name="P18"><text:span text:style-name="T4"><text:s text:c="8"/></text:span><text:span text:style-name="T1">&lt;lockcomponent</text:span><text:span text:style-name="T4"> </text:span><text:span text:style-name="T1">id=</text:span><text:span text:style-name="T9">"DTFA1"</text:span><text:span text:style-name="T4"> </text:span><text:span text:style-name="T1">type=</text:span><text:span text:style-name="T9">"dtfa"</text:span><text:span text:style-name="T1">/&gt;</text:span></text:p>
      <text:p text:style-name="P18"><text:span text:style-name="T4"><text:s text:c="4"/></text:span><text:span text:style-name="T1">&lt;/local&gt;</text:span></text:p>
      <text:p text:style-name="P22">&lt;/script&gt;</text:p>
      <text:p text:style-name="P22"/>
      <text:p text:style-name="P27">There's only one thing really missing and that is the call to the component that will do the remote echo on it and in so, it will achieve the goal of this test case. Finished test case:</text:p>
      <text:p text:style-name="P28"/>
      <text:p text:style-name="P21"><text:span text:style-name="T1">&lt;script</text:span> <text:span text:style-name="T1">name=</text:span><text:span text:style-name="T9">"echo"</text:span><text:span text:style-name="T1">&gt;</text:span></text:p>
      <text:p text:style-name="P18"><text:span text:style-name="T4"><text:s text:c="4"/></text:span><text:span text:style-name="T1">&lt;info&gt;</text:span></text:p>
      <text:p text:style-name="P18"><text:span text:style-name="T4"><text:s text:c="8"/></text:span><text:span text:style-name="T1">&lt;author&gt;</text:span></text:p>
      <text:p text:style-name="P18"><text:span text:style-name="T4"><text:s text:c="12"/></text:span><text:span text:style-name="T1">&lt;name&gt;</text:span><text:span text:style-name="T4">Rodney Gomes</text:span><text:span text:style-name="T1">&lt;/name&gt;</text:span></text:p>
      <text:p text:style-name="P18"><text:span text:style-name="T4"><text:s text:c="12"/></text:span><text:span text:style-name="T1">&lt;email&gt;</text:span><text:span text:style-name="T4">rodney.gomes@sun.com</text:span><text:span text:style-name="T1">&lt;/email&gt;</text:span></text:p>
      <text:p text:style-name="P18"><text:span text:style-name="T4"><text:s text:c="8"/></text:span><text:span text:style-name="T1">&lt;/author&gt;</text:span></text:p>
      <text:p text:style-name="P18"><text:span text:style-name="T4"><text:s text:c="8"/></text:span><text:span text:style-name="T1">&lt;description&gt;</text:span><text:span text:style-name="T4">DTF echo unit test. </text:span><text:span text:style-name="T1">&lt;/description&gt;</text:span></text:p>
      <text:p text:style-name="P18"><text:span text:style-name="T4"><text:s text:c="4"/></text:span><text:span text:style-name="T1">&lt;/info&gt;</text:span></text:p>
      <text:p text:style-name="P21"><text:s text:c="4"/></text:p>
      <text:p text:style-name="P18"><text:span text:style-name="T4"><text:s text:c="4"/></text:span><text:span text:style-name="T1">&lt;local&gt;</text:span><text:span text:style-name="T4"> <text:s text:c="7"/></text:span></text:p>
      <text:p text:style-name="P18"><text:span text:style-name="T4"><text:s text:c="8"/></text:span><text:span text:style-name="T1">&lt;lockcomponent</text:span><text:span text:style-name="T4"> </text:span><text:span text:style-name="T1">id=</text:span><text:span text:style-name="T9">"DTFA1"</text:span><text:span text:style-name="T4"> </text:span><text:span text:style-name="T1">type=</text:span><text:span text:style-name="T9">"dtfa"</text:span><text:span text:style-name="T1">/&gt;</text:span></text:p>
      <text:p text:style-name="P18"><text:span text:style-name="T4"><text:s text:c="4"/></text:span><text:span text:style-name="T1">&lt;/local&gt;</text:span></text:p>
      <text:p text:style-name="P22"><text:s text:c="4"/>&lt;component<text:span text:style-name="T4"> </text:span>id=<text:span text:style-name="T9">"DTFA1"</text:span>&gt;</text:p>
      <text:p text:style-name="P18"><text:span text:style-name="T4"><text:s text:c="8"/></text:span><text:span text:style-name="T1">&lt;echo&gt;</text:span><text:span text:style-name="T4">Remote echo on component DTFA1</text:span><text:span text:style-name="T1">&lt;/echo&gt;</text:span></text:p>
      <text:p text:style-name="P18"><text:span text:style-name="T4"><text:s text:c="4"/></text:span><text:span text:style-name="T1">&lt;/component&gt;</text:span><text:span text:style-name="T4"> </text:span></text:p>
      <text:p text:style-name="P22">&lt;/script&gt;</text:p>
      <text:p text:style-name="P22"/>
      <text:p text:style-name="P22"/>
      <text:p text:style-name="P27">So there we have it a simple test case that locks a DTFA and executes a remote action (echo) on this component. </text:p>
      <text:p text:style-name="P27"/>
      <text:p text:style-name="P27">Now that we do have this test lets think about a different test where we want to do the same thing as identified above but sometimes we want to do this remote action on a DTFA of the type dtfa but other times we want to run against a DTFA of client type. How do we go about this ? Well very simply put we must use properties to be able to specify them from the DTFX command line and change them at run time so the above example would now look like this:</text:p>
      <text:p text:style-name="P27"/>
      <text:p text:style-name="P21"><text:soft-page-break/><text:span text:style-name="T1">&lt;script</text:span> <text:span text:style-name="T1">name=</text:span><text:span text:style-name="T9">"echo"</text:span><text:span text:style-name="T1">&gt;</text:span></text:p>
      <text:p text:style-name="P18"><text:span text:style-name="T4"><text:s text:c="4"/></text:span><text:span text:style-name="T1">&lt;info&gt;</text:span></text:p>
      <text:p text:style-name="P18"><text:span text:style-name="T4"><text:s text:c="8"/></text:span><text:span text:style-name="T1">&lt;author&gt;</text:span></text:p>
      <text:p text:style-name="P18"><text:span text:style-name="T4"><text:s text:c="12"/></text:span><text:span text:style-name="T1">&lt;name&gt;</text:span><text:span text:style-name="T4">Rodney Gomes</text:span><text:span text:style-name="T1">&lt;/name&gt;</text:span></text:p>
      <text:p text:style-name="P18"><text:span text:style-name="T4"><text:s text:c="12"/></text:span><text:span text:style-name="T1">&lt;email&gt;</text:span><text:span text:style-name="T4">rodney.gomes@sun.com</text:span><text:span text:style-name="T1">&lt;/email&gt;</text:span></text:p>
      <text:p text:style-name="P18"><text:span text:style-name="T4"><text:s text:c="8"/></text:span><text:span text:style-name="T1">&lt;/author&gt;</text:span></text:p>
      <text:p text:style-name="P18"><text:span text:style-name="T4"><text:s text:c="8"/></text:span><text:span text:style-name="T1">&lt;description&gt;</text:span><text:span text:style-name="T4">DTF echo unit test. </text:span><text:span text:style-name="T1">&lt;/description&gt;</text:span></text:p>
      <text:p text:style-name="P18"><text:span text:style-name="T4"><text:s text:c="4"/></text:span><text:span text:style-name="T1">&lt;/info&gt;</text:span></text:p>
      <text:p text:style-name="P21"><text:s text:c="4"/></text:p>
      <text:p text:style-name="P18"><text:span text:style-name="T4"><text:s text:c="4"/></text:span><text:span text:style-name="T1">&lt;local&gt;</text:span><text:span text:style-name="T4"> <text:s text:c="7"/></text:span></text:p>
      <text:p text:style-name="P18"><text:span text:style-name="T4"><text:s text:c="8"/></text:span><text:span text:style-name="T1">&lt;lockcomponent</text:span><text:span text:style-name="T4"> </text:span><text:span text:style-name="T1">id=</text:span><text:span text:style-name="T9">"DTFA1"</text:span><text:span text:style-name="T4"> </text:span><text:span text:style-name="T1">type=</text:span><text:span text:style-name="T9">"${dtfa.type}"</text:span><text:span text:style-name="T1">/&gt;</text:span></text:p>
      <text:p text:style-name="P18"><text:span text:style-name="T4"><text:s text:c="4"/></text:span><text:span text:style-name="T1">&lt;/local&gt;</text:span></text:p>
      <text:p text:style-name="P22"><text:s text:c="4"/>&lt;component<text:span text:style-name="T4"> </text:span>id=<text:span text:style-name="T9">"DTFA1"</text:span>&gt;</text:p>
      <text:p text:style-name="P18"><text:span text:style-name="T4"><text:s text:c="8"/></text:span><text:span text:style-name="T1">&lt;echo&gt;</text:span><text:span text:style-name="T4">Remote echo on component DTFA1</text:span><text:span text:style-name="T1">&lt;/echo&gt;</text:span></text:p>
      <text:p text:style-name="P18"><text:span text:style-name="T4"><text:s text:c="4"/></text:span><text:span text:style-name="T1">&lt;/component&gt;</text:span><text:span text:style-name="T4"> </text:span></text:p>
      <text:p text:style-name="P22">&lt;/script&gt;</text:p>
      <text:p text:style-name="P22"/>
      <text:p text:style-name="P28">And to specify the type from the command line it's as simple as doing the following: </text:p>
      <text:p text:style-name="P28"/>
      <text:p text:style-name="P31">$./dtfx.sh cl1 9999 tests/ut/echo.xml -Ddtf.type=mydtfa</text:p>
      <text:p text:style-name="P29"/>
      <text:p text:style-name="P27">Now that solves the problem of being able to specify the DTFA type from the command line but it still doesn't have a default value for the DTFA. The way to have default values is to load these properties from the properties file using the <text:span text:style-name="T9">loadproperties</text:span> tag, and not set the overwrite attribute to true. So now the test would look like so:</text:p>
      <text:p text:style-name="P27"/>
      <text:p text:style-name="P21"><text:span text:style-name="T1">&lt;script</text:span> <text:span text:style-name="T1">name=</text:span><text:span text:style-name="T9">"echo"</text:span><text:span text:style-name="T1">&gt;</text:span></text:p>
      <text:p text:style-name="P18"><text:span text:style-name="T4"><text:s text:c="4"/></text:span><text:span text:style-name="T1">&lt;info&gt;</text:span></text:p>
      <text:p text:style-name="P18"><text:span text:style-name="T4"><text:s text:c="8"/></text:span><text:span text:style-name="T1">&lt;author&gt;</text:span></text:p>
      <text:p text:style-name="P18"><text:span text:style-name="T4"><text:s text:c="12"/></text:span><text:span text:style-name="T1">&lt;name&gt;</text:span><text:span text:style-name="T4">Rodney Gomes</text:span><text:span text:style-name="T1">&lt;/name&gt;</text:span></text:p>
      <text:p text:style-name="P18"><text:span text:style-name="T4"><text:s text:c="12"/></text:span><text:span text:style-name="T1">&lt;email&gt;</text:span><text:span text:style-name="T4">rodney.gomes@sun.com</text:span><text:span text:style-name="T1">&lt;/email&gt;</text:span></text:p>
      <text:p text:style-name="P18"><text:span text:style-name="T4"><text:s text:c="8"/></text:span><text:span text:style-name="T1">&lt;/author&gt;</text:span></text:p>
      <text:p text:style-name="P18"><text:span text:style-name="T4"><text:s text:c="8"/></text:span><text:span text:style-name="T1">&lt;description&gt;</text:span><text:span text:style-name="T4">DTF echo unit test. </text:span><text:span text:style-name="T1">&lt;/description&gt;</text:span></text:p>
      <text:p text:style-name="P18"><text:span text:style-name="T4"><text:s text:c="4"/></text:span><text:span text:style-name="T1">&lt;/info&gt;</text:span></text:p>
      <text:p text:style-name="P21"><text:s text:c="4"/></text:p>
      <text:p text:style-name="P18"><text:span text:style-name="T4"><text:s text:c="4"/></text:span><text:span text:style-name="T1">&lt;local&gt;</text:span><text:span text:style-name="T4"> </text:span></text:p>
      <text:p text:style-name="P18"><text:span text:style-name="T4"><text:s text:c="8"/></text:span><text:span text:style-name="T1">&lt;createstorage</text:span><text:span text:style-name="T4"> </text:span><text:span text:style-name="T1">id=</text:span><text:span text:style-name="T9">"INPUT"</text:span><text:span text:style-name="T4"> </text:span><text:span text:style-name="T1">path=</text:span><text:span text:style-name="T9">"${dtf.path}/tests/ut/input"</text:span><text:span text:style-name="T1">/&gt;</text:span></text:p>
      <text:p text:style-name="P19"><text:span text:style-name="T8"><text:s text:c="8"/></text:span><text:span text:style-name="T3">&lt;loadproperties</text:span><text:span text:style-name="T8"> </text:span><text:span text:style-name="T3">uri=</text:span><text:span text:style-name="T12">"storage://INPUT/ut.properties"</text:span><text:span text:style-name="T3">/&gt;</text:span><text:span text:style-name="T8"> <text:s text:c="6"/></text:span></text:p>
      <text:p text:style-name="P21"/>
      <text:p text:style-name="P18"><text:span text:style-name="T4"><text:s text:c="8"/></text:span><text:span text:style-name="T1">&lt;lockcomponent</text:span><text:span text:style-name="T4"> </text:span><text:span text:style-name="T1">id=</text:span><text:span text:style-name="T9">"DTFA1"</text:span><text:span text:style-name="T4"> </text:span><text:span text:style-name="T1">type=</text:span><text:span text:style-name="T9">"${dtfa.type}"</text:span><text:span text:style-name="T1">/&gt;</text:span></text:p>
      <text:p text:style-name="P18"><text:span text:style-name="T4"><text:s text:c="4"/></text:span><text:span text:style-name="T1">&lt;/local&gt;</text:span></text:p>
      <text:p text:style-name="P22"><text:s text:c="4"/>&lt;component<text:span text:style-name="T4"> </text:span>id=<text:span text:style-name="T9">"DTFA1"</text:span>&gt;</text:p>
      <text:p text:style-name="P18"><text:span text:style-name="T4"><text:s text:c="8"/></text:span><text:span text:style-name="T1">&lt;echo&gt;</text:span><text:span text:style-name="T4">Remote echo on component DTFA1</text:span><text:span text:style-name="T1">&lt;/echo&gt;</text:span></text:p>
      <text:p text:style-name="P18"><text:span text:style-name="T4"><text:s text:c="4"/></text:span><text:span text:style-name="T1">&lt;/component&gt;</text:span><text:span text:style-name="T4"> </text:span></text:p>
      <text:p text:style-name="P22">&lt;/script&gt;</text:p>
      <text:p text:style-name="P22"/>
      <text:p text:style-name="P27">Now I've squeezed in a little more than just the <text:span text:style-name="T9">loadproperties</text:span> tag because in order to refer to a file from within a DTF test case we need to specify a URI. So now for a better understanding of URI's and how they are used within DTF you should go to the <text:span text:style-name="T14">File Access </text:span>section of this document.</text:p>
      <text:h text:style-name="P14" text:outline-level="2">File Access</text:h>
      <text:p text:style-name="Text_20_body"/>
      <text:p text:style-name="P40">All file access in DTF is done by referring a URI (Universal Resource Identifier), this is done like this because it allows for many types of protocols to be supported within the URI format. For example currently there exists on the local storages which can be created using a <text:span text:style-name="T23">createstorage</text:span> tag and can be referred to in a URI using the following syntax <text:span text:style-name="T10">storage://STORAGE_ALIAS/filename</text:span><text:span text:style-name="T6">, </text:span><text:span text:style-name="T7">now if we have common files that we would like to access from various test cases but we want to access these files over http, ftp or any other protocol, well at a later date we can add support for these protocols and easily refer to these protocols within the URI format. </text:span></text:p>
      <text:h text:style-name="P14" text:outline-level="2">Aggregation Tags</text:h>
      <text:p text:style-name="Text_20_body"/>
      <text:p text:style-name="Text_20_body">Aggregation tags allow us to group activities in to some logical order. Some of these are as simple as executing to tags in parallel and other tags include being able to make a given tag execute following a certain distribution of execution. The following section covers all of the aggregation tags currently available in DTF.</text:p>
      <text:p text:style-name="P15"/>
      <text:h text:style-name="Heading_20_2" text:outline-level="2">Range Expressions</text:h>
      <text:p text:style-name="Standard">Range expressions are used to create/define properties with values that iterate over a collection of values or randomly choose from a collection of values. The table below explains each type of range expression and has an example on how to use it.</text:p>
      <text:p text:style-name="Standard"/>
      <table:table table:name="Table38" table:style-name="Table38">
        <table:table-column table:style-name="Table38.A"/>
        <table:table-column table:style-name="Table38.B"/>
        <table:table-column table:style-name="Table38.C"/>
        <table:table-row>
          <table:table-cell table:style-name="Table38.A1" office:value-type="string">
            <text:p text:style-name="P44">Name</text:p>
          </table:table-cell>
          <table:table-cell table:style-name="Table38.A1" office:value-type="string">
            <text:p text:style-name="P44">Description</text:p>
          </table:table-cell>
          <table:table-cell table:style-name="Table38.C1" office:value-type="string">
            <text:p text:style-name="P44">Example</text:p>
          </table:table-cell>
        </table:table-row>
        <table:table-row>
          <table:table-cell table:style-name="Table38.A2" office:value-type="string">
            <text:p text:style-name="P52">Sequential</text:p>
          </table:table-cell>
          <table:table-cell table:style-name="Table38.A2" office:value-type="string">
            <text:p text:style-name="P47">Defines a list of elements using only the boundary elements and allows for a more condensed representation of a n interval. The syntax is:</text:p>
            <text:p text:style-name="P45"/>
            <text:p text:style-name="P25">lowerlimit..upperlimit</text:p>
            <text:p text:style-name="P25"/>
            <text:p text:style-name="P38">Where lowerlimit is an integer representing the first element in the list and upperlimit is an integer representing the last element. All other elements are generated by adding 1 to the current element.</text:p>
            <text:p text:style-name="Table_20_Contents"/>
          </table:table-cell>
          <table:table-cell table:style-name="Table38.C2" office:value-type="string">
            <text:p text:style-name="P35"><text:span text:style-name="T16">&lt;</text:span><text:span text:style-name="T18">for </text:span><text:span text:style-name="T20">property</text:span><text:span text:style-name="T4">=</text:span><text:span text:style-name="T21">"prop" </text:span><text:span text:style-name="T20">range</text:span><text:span text:style-name="T4">=</text:span><text:span text:style-name="T21">"1..10"</text:span><text:span text:style-name="T16">&gt;</text:span></text:p>
            <text:p text:style-name="P35"><text:span text:style-name="T16"><text:s text:c="5"/>&lt;</text:span><text:span text:style-name="T18">local</text:span><text:span text:style-name="T16">&gt;</text:span></text:p>
            <text:p text:style-name="P35"><text:span text:style-name="T4"><text:s text:c="10"/></text:span><text:span text:style-name="T16">&lt;</text:span><text:span text:style-name="T18">echo</text:span><text:span text:style-name="T16">&gt;</text:span><text:span text:style-name="T4">Prop: ${prop}</text:span><text:span text:style-name="T16">&lt;/</text:span><text:span text:style-name="T18">echo</text:span><text:span text:style-name="T16">&gt;</text:span></text:p>
            <text:p text:style-name="P35"><text:span text:style-name="T4"><text:s text:c="5"/></text:span><text:span text:style-name="T16">&lt;/</text:span><text:span text:style-name="T18">local</text:span><text:span text:style-name="T16">&gt;</text:span><text:span text:style-name="T4"> </text:span></text:p>
            <text:p text:style-name="P36"><text:span text:style-name="T17">&lt;/</text:span><text:span text:style-name="T19">for</text:span><text:span text:style-name="T17">&gt;</text:span></text:p>
            <text:p text:style-name="P37"/>
            <text:p text:style-name="P30">The above example will print out all the values from 1 to 10.</text:p>
          </table:table-cell>
        </table:table-row>
        <table:table-row>
          <table:table-cell table:style-name="Table38.A2" office:value-type="string">
            <text:p text:style-name="P52">Enumerated</text:p>
          </table:table-cell>
          <table:table-cell table:style-name="Table38.A2" office:value-type="string">
            <text:p text:style-name="P47">This range expression will identify every single element in the range and is more useful when the elements of the range are complex names or a set of predefined words. The elements are separated by a coma and therefore a coma shouldn't be used within the elements of the expression.</text:p>
          </table:table-cell>
          <table:table-cell table:style-name="Table38.C2" office:value-type="string">
            <text:p text:style-name="P35"><text:span text:style-name="T16">&lt;</text:span><text:span text:style-name="T18">for </text:span><text:span text:style-name="T20">property</text:span><text:span text:style-name="T4">=</text:span><text:span text:style-name="T21">"prop" </text:span><text:span text:style-name="T20">range</text:span><text:span text:style-name="T4">=</text:span><text:span text:style-name="T21">"a,b,c,d1,e"</text:span><text:span text:style-name="T16">&gt;</text:span></text:p>
            <text:p text:style-name="P35"><text:span text:style-name="T16"><text:s text:c="5"/>&lt;</text:span><text:span text:style-name="T18">local</text:span><text:span text:style-name="T16">&gt;</text:span></text:p>
            <text:p text:style-name="P35"><text:span text:style-name="T4"><text:s text:c="10"/></text:span><text:span text:style-name="T16">&lt;</text:span><text:span text:style-name="T18">echo</text:span><text:span text:style-name="T16">&gt;</text:span><text:span text:style-name="T4">Prop: ${prop}</text:span><text:span text:style-name="T16">&lt;/</text:span><text:span text:style-name="T18">echo</text:span><text:span text:style-name="T16">&gt;</text:span></text:p>
            <text:p text:style-name="P35"><text:span text:style-name="T4"><text:s text:c="5"/></text:span><text:span text:style-name="T16">&lt;/</text:span><text:span text:style-name="T18">local</text:span><text:span text:style-name="T16">&gt;</text:span><text:span text:style-name="T4"> </text:span></text:p>
            <text:p text:style-name="P36"><text:span text:style-name="T17">&lt;/</text:span><text:span text:style-name="T19">for</text:span><text:span text:style-name="T17">&gt;</text:span></text:p>
            <text:p text:style-name="P37"/>
            <text:p text:style-name="P30">The above example will just print out each of those values that are separated by a coma.</text:p>
          </table:table-cell>
        </table:table-row>
        <table:table-row>
          <table:table-cell table:style-name="Table38.A2" office:value-type="string">
            <text:p text:style-name="P52">Random</text:p>
          </table:table-cell>
          <table:table-cell table:style-name="Table38.A2" office:value-type="string">
            <text:p text:style-name="P46">The range expression will iterate randomly over the range expression defined as an argument. The syntax is random(your_expression), where your_expression can be any of the already existing range expressions.</text:p>
            <text:p text:style-name="P46"/>
            <text:p text:style-name="P46">Now this expression is a little trickier to use because since it will select elements in a random order it doesn't really have an end or a beginning so you want to use it carefully.</text:p>
          </table:table-cell>
          <table:table-cell table:style-name="Table38.C2" office:value-type="string">
            <text:p text:style-name="P35"><text:span text:style-name="T16">&lt;</text:span><text:span text:style-name="T18">createrange </text:span><text:span text:style-name="T20">name</text:span><text:span text:style-name="T4">=</text:span><text:span text:style-name="T21">"range" </text:span></text:p>
            <text:p text:style-name="P35"><text:span text:style-name="T21"><text:s text:c="13"/></text:span><text:span text:style-name="T20">value</text:span><text:span text:style-name="T4">=</text:span><text:span text:style-name="T21">"random(a,b,c,d1,e)"</text:span><text:span text:style-name="T16">/&gt;</text:span></text:p>
            <text:p text:style-name="P37"/>
            <text:p text:style-name="P35"><text:span text:style-name="T16">&lt;</text:span><text:span text:style-name="T18">for </text:span><text:span text:style-name="T20">property</text:span><text:span text:style-name="T4">=</text:span><text:span text:style-name="T21">"prop" </text:span><text:span text:style-name="T20">range</text:span><text:span text:style-name="T4">=</text:span><text:span text:style-name="T21">"1..5"</text:span><text:span text:style-name="T16">&gt;</text:span></text:p>
            <text:p text:style-name="P35"><text:span text:style-name="T16"><text:s text:c="5"/>&lt;</text:span><text:span text:style-name="T18">local</text:span><text:span text:style-name="T16">&gt;</text:span></text:p>
            <text:p text:style-name="P35"><text:span text:style-name="T4"><text:s text:c="10"/></text:span><text:span text:style-name="T16">&lt;</text:span><text:span text:style-name="T18">echo</text:span><text:span text:style-name="T16">&gt;</text:span><text:span text:style-name="T4">Prop: ${range}</text:span><text:span text:style-name="T16">&lt;/</text:span><text:span text:style-name="T18">echo</text:span><text:span text:style-name="T16">&gt;</text:span></text:p>
            <text:p text:style-name="P35"><text:span text:style-name="T4"><text:s text:c="5"/></text:span><text:span text:style-name="T16">&lt;/</text:span><text:span text:style-name="T18">local</text:span><text:span text:style-name="T16">&gt;</text:span><text:span text:style-name="T4"> </text:span></text:p>
            <text:p text:style-name="P36"><text:span text:style-name="T17">&lt;/</text:span><text:span text:style-name="T19">for</text:span><text:span text:style-name="T17">&gt;</text:span></text:p>
            <text:p text:style-name="P37"/>
            <text:p text:style-name="P30">The above example will print out 5 randomly chosen elements form the expression defined in the random expression.</text:p>
          </table:table-cell>
        </table:table-row>
      </table:table>
      <text:p text:style-name="Standard"/>
      <text:h text:style-name="P48" text:outline-level="2"/>
      <text:h text:style-name="P14" text:outline-level="2">Aggregation Tag Usage</text:h>
      <text:p text:style-name="Text_20_body"/>
      <text:p text:style-name="P16"/>
      <text:h text:style-name="Heading_20_2" text:outline-level="2">Event Tags</text:h>
      <text:p text:style-name="P40">Events in DTF can be thrown, recorded and queried within the test case. These events are thrown from within the code in some instances to measure the actual performance of the framework and can also be thrown using the event tag from within the test case to measure performance of certain tasks that the test case is trying to analyze. First I'll present each of the tags used within DTF to record and query events and then I'll show some complete examples and how to use the various recorder outputs to measure performance and write more complex test cases.</text:p>
      <text:p text:style-name="Standard"/>
      <text:h text:style-name="Heading_20_2" text:outline-level="2"/>
      <text:h text:style-name="P14" text:outline-level="2">Conditional Tags</text:h>
      <text:p text:style-name="Text_20_body"/>
      <text:p text:style-name="Text_20_body">More to come soon.</text:p>
      <text:h text:style-name="P50" text:outline-level="2">Event Tag Usage</text:h>
      <text:p text:style-name="Text_20_body">Now lets see how the event system within DTF can be used to create some simple and yet powerful tests. lets start with the following simple example:</text:p>
      <text:p text:style-name="Text_20_body"/>
      <text:h text:style-name="Heading_20_3" text:outline-level="3">Simple record and query test case</text:h>
      <text:p text:style-name="P41"/>
      <text:p text:style-name="P43">The simplest test case that we can probably develop here is one similar to the query.xml unit test that exists for DTF. So lets start by creating a simple loop, and then within that loop throwing some events that we can record to a database and later we can get those same events back with a query and show how the whole event system works together. </text:p>
      <text:p text:style-name="P42"/>
      <text:p text:style-name="P21"><text:span text:style-name="T1">&lt;script</text:span> <text:span text:style-name="T1">name=</text:span><text:span text:style-name="T9">"record_n_query"</text:span><text:span text:style-name="T1">&gt;</text:span></text:p>
      <text:p text:style-name="P18"><text:span text:style-name="T4"><text:s text:c="4"/></text:span><text:span text:style-name="T1">&lt;info&gt;</text:span></text:p>
      <text:p text:style-name="P18"><text:span text:style-name="T4"><text:s text:c="8"/></text:span><text:span text:style-name="T1">&lt;author&gt;</text:span></text:p>
      <text:p text:style-name="P18"><text:span text:style-name="T4"><text:s text:c="12"/></text:span><text:span text:style-name="T1">&lt;name&gt;</text:span><text:span text:style-name="T4">Rodney Gomes</text:span><text:span text:style-name="T1">&lt;/name&gt;</text:span></text:p>
      <text:p text:style-name="P18"><text:span text:style-name="T4"><text:s text:c="12"/></text:span><text:span text:style-name="T1">&lt;email&gt;</text:span><text:span text:style-name="T4">rodney.gomes@sun.com</text:span><text:span text:style-name="T1">&lt;/email&gt;</text:span></text:p>
      <text:p text:style-name="P18"><text:span text:style-name="T4"><text:s text:c="8"/></text:span><text:span text:style-name="T1">&lt;/author&gt;</text:span></text:p>
      <text:p text:style-name="P18"><text:span text:style-name="T4"><text:s text:c="8"/></text:span><text:span text:style-name="T1">&lt;description&gt;</text:span><text:span text:style-name="T4">DTF record and query example. </text:span><text:span text:style-name="T1">&lt;/description&gt;</text:span></text:p>
      <text:p text:style-name="P18"><text:span text:style-name="T4"><text:s text:c="4"/></text:span><text:span text:style-name="T1">&lt;/info&gt;</text:span></text:p>
      <text:p text:style-name="P31"><text:s text:c="11"/></text:p>
      <text:p text:style-name="P22"><text:span text:style-name="T4"><text:s text:c="4"/></text:span>&lt;local&gt;</text:p>
      <text:p text:style-name="P18"><text:span text:style-name="T4"><text:s text:c="8"/></text:span><text:span text:style-name="T1">&lt;echo&gt;</text:span><text:span text:style-name="T4">Generating some events...</text:span><text:span text:style-name="T1">&lt;/echo&gt;</text:span></text:p>
      <text:p text:style-name="P18"><text:span text:style-name="T4"><text:s text:c="4"/></text:span><text:span text:style-name="T1">&lt;/local&gt;</text:span></text:p>
      <text:p text:style-name="P22"/>
      <text:p text:style-name="P18"><text:span text:style-name="T4"><text:s text:c="4"/></text:span><text:span text:style-name="T1">&lt;record</text:span><text:span text:style-name="T4"> </text:span><text:span text:style-name="T1">type=</text:span><text:span text:style-name="T9">"database"</text:span><text:span text:style-name="T4"> </text:span><text:span text:style-name="T1">uri=</text:span><text:span text:style-name="T9">"storage://OUTPUT/myevents.db"</text:span><text:span text:style-name="T4"> </text:span><text:span text:style-name="T1">append=</text:span><text:span text:style-name="T9">"false"</text:span><text:span text:style-name="T1">&gt;</text:span></text:p>
      <text:p text:style-name="P18"><text:span text:style-name="T4"><text:s text:c="8"/></text:span><text:span text:style-name="T1">&lt;for</text:span><text:span text:style-name="T4"> </text:span><text:span text:style-name="T1">property=</text:span><text:span text:style-name="T9">"iteration"</text:span><text:span text:style-name="T4"> </text:span><text:span text:style-name="T1">range=</text:span><text:span text:style-name="T9">"[1..10]"</text:span><text:span text:style-name="T1">&gt;</text:span></text:p>
      <text:p text:style-name="P18"><text:span text:style-name="T4"><text:s text:c="12"/></text:span><text:span text:style-name="T1">&lt;event</text:span><text:span text:style-name="T4"> </text:span><text:span text:style-name="T1">name=</text:span><text:span text:style-name="T9">"dtf.myevent"</text:span><text:span text:style-name="T1">&gt;</text:span></text:p>
      <text:p text:style-name="P18"><text:span text:style-name="T4"><text:s text:c="16"/></text:span><text:span text:style-name="T1">&lt;attribute</text:span><text:span text:style-name="T4"> </text:span><text:span text:style-name="T1">name=</text:span><text:span text:style-name="T9">"iteration"</text:span><text:span text:style-name="T4"> </text:span><text:span text:style-name="T1">value=</text:span><text:span text:style-name="T9">"${iteration}"</text:span><text:span text:style-name="T1">/&gt;</text:span></text:p>
      <text:p text:style-name="P18"><text:span text:style-name="T4"><text:s text:c="16"/></text:span><text:span text:style-name="T1">&lt;attribute</text:span><text:span text:style-name="T4"> </text:span><text:span text:style-name="T1">name=</text:span><text:span text:style-name="T9">"timestamp"</text:span><text:span text:style-name="T4"> </text:span><text:span text:style-name="T1">value=</text:span><text:span text:style-name="T9">"${dtf.timestamp}"</text:span><text:span text:style-name="T1">/&gt;</text:span></text:p>
      <text:p text:style-name="P18"><text:span text:style-name="T4"><text:s text:c="12"/></text:span><text:span text:style-name="T1">&lt;/event&gt;</text:span></text:p>
      <text:p text:style-name="P18"><text:span text:style-name="T4"><text:s text:c="8"/></text:span><text:span text:style-name="T1">&lt;/for&gt;</text:span></text:p>
      <text:p text:style-name="P19"><text:span text:style-name="T8"><text:s text:c="4"/></text:span><text:span text:style-name="T3">&lt;/record&gt;</text:span><text:span text:style-name="T8"> <text:s text:c="3"/></text:span></text:p>
      <text:p text:style-name="P21"/>
      <text:p text:style-name="P24">&lt;/script&gt;</text:p>
      <text:p text:style-name="P43"/>
      <text:p text:style-name="P43">So there we have a simple loop, where we generate 10 events that have two properties. One of those properties is the iteration for that event and the other one is the time stamp give to us by the <text:span text:style-name="T9">dtf.timestamp</text:span> property. Now in later half of the test case we would like to be able to query these results and print some of the values that we recorded. Lets query the database for all of the events who's iteration value are less than 6, now here is how we would do this:</text:p>
      <text:p text:style-name="P43"/>
      <text:p text:style-name="P21"><text:span text:style-name="T1">&lt;script</text:span> <text:span text:style-name="T1">name=</text:span><text:span text:style-name="T9">"record_n_query"</text:span><text:span text:style-name="T1">&gt;</text:span></text:p>
      <text:p text:style-name="P18"><text:span text:style-name="T4"><text:s text:c="4"/></text:span><text:span text:style-name="T1">&lt;info&gt;</text:span></text:p>
      <text:p text:style-name="P18"><text:span text:style-name="T4"><text:s text:c="8"/></text:span><text:span text:style-name="T1">&lt;author&gt;</text:span></text:p>
      <text:p text:style-name="P18"><text:span text:style-name="T4"><text:s text:c="12"/></text:span><text:span text:style-name="T1">&lt;name&gt;</text:span><text:span text:style-name="T4">Rodney Gomes</text:span><text:span text:style-name="T1">&lt;/name&gt;</text:span></text:p>
      <text:p text:style-name="P18"><text:span text:style-name="T4"><text:s text:c="12"/></text:span><text:span text:style-name="T1">&lt;email&gt;</text:span><text:span text:style-name="T4">rodney.gomes@sun.com</text:span><text:span text:style-name="T1">&lt;/email&gt;</text:span></text:p>
      <text:p text:style-name="P18"><text:span text:style-name="T4"><text:s text:c="8"/></text:span><text:span text:style-name="T1">&lt;/author&gt;</text:span></text:p>
      <text:p text:style-name="P18"><text:span text:style-name="T4"><text:s text:c="8"/></text:span><text:span text:style-name="T1">&lt;description&gt;</text:span><text:span text:style-name="T4">DTF record and query example. </text:span><text:span text:style-name="T1">&lt;/description&gt;</text:span></text:p>
      <text:p text:style-name="P18"><text:span text:style-name="T4"><text:s text:c="4"/></text:span><text:span text:style-name="T1">&lt;/info&gt;</text:span></text:p>
      <text:p text:style-name="P31"><text:s text:c="11"/></text:p>
      <text:p text:style-name="P22"><text:span text:style-name="T4"><text:s text:c="4"/></text:span>&lt;local&gt;</text:p>
      <text:p text:style-name="P18"><text:span text:style-name="T4"><text:s text:c="8"/></text:span><text:span text:style-name="T1">&lt;echo&gt;</text:span><text:span text:style-name="T4">Generating some events...</text:span><text:span text:style-name="T1">&lt;/echo&gt;</text:span></text:p>
      <text:p text:style-name="P18"><text:soft-page-break/><text:span text:style-name="T4"><text:s text:c="4"/></text:span><text:span text:style-name="T1">&lt;/local&gt;</text:span></text:p>
      <text:p text:style-name="P22"/>
      <text:p text:style-name="P18"><text:span text:style-name="T4"><text:s text:c="4"/></text:span><text:span text:style-name="T1">&lt;record</text:span><text:span text:style-name="T4"> </text:span><text:span text:style-name="T1">type=</text:span><text:span text:style-name="T9">"database"</text:span><text:span text:style-name="T4"> </text:span><text:span text:style-name="T1">uri=</text:span><text:span text:style-name="T9">"storage://OUTPUT/myevents.db"</text:span><text:span text:style-name="T4"> </text:span><text:span text:style-name="T1">append=</text:span><text:span text:style-name="T9">"false"</text:span><text:span text:style-name="T1">&gt;</text:span></text:p>
      <text:p text:style-name="P18"><text:span text:style-name="T4"><text:s text:c="8"/></text:span><text:span text:style-name="T1">&lt;for</text:span><text:span text:style-name="T4"> </text:span><text:span text:style-name="T1">property=</text:span><text:span text:style-name="T9">"iteration"</text:span><text:span text:style-name="T4"> </text:span><text:span text:style-name="T1">range=</text:span><text:span text:style-name="T9">"[1..10]"</text:span><text:span text:style-name="T1">&gt;</text:span></text:p>
      <text:p text:style-name="P18"><text:span text:style-name="T4"><text:s text:c="12"/></text:span><text:span text:style-name="T1">&lt;event</text:span><text:span text:style-name="T4"> </text:span><text:span text:style-name="T1">name=</text:span><text:span text:style-name="T9">"dtf.myevent"</text:span><text:span text:style-name="T1">&gt;</text:span></text:p>
      <text:p text:style-name="P18"><text:span text:style-name="T4"><text:s text:c="16"/></text:span><text:span text:style-name="T1">&lt;attribute</text:span><text:span text:style-name="T4"> </text:span><text:span text:style-name="T1">name=</text:span><text:span text:style-name="T9">"iteration"</text:span><text:span text:style-name="T4"> </text:span><text:span text:style-name="T1">value=</text:span><text:span text:style-name="T9">"${iteration}"</text:span><text:span text:style-name="T1">/&gt;</text:span></text:p>
      <text:p text:style-name="P18"><text:span text:style-name="T4"><text:s text:c="16"/></text:span><text:span text:style-name="T1">&lt;attribute</text:span><text:span text:style-name="T4"> </text:span><text:span text:style-name="T1">name=</text:span><text:span text:style-name="T9">"timestamp"</text:span><text:span text:style-name="T4"> </text:span><text:span text:style-name="T1">value=</text:span><text:span text:style-name="T9">"${dtf.timestamp}"</text:span><text:span text:style-name="T1">/&gt;</text:span></text:p>
      <text:p text:style-name="P18"><text:span text:style-name="T4"><text:s text:c="12"/></text:span><text:span text:style-name="T1">&lt;/event&gt;</text:span></text:p>
      <text:p text:style-name="P18"><text:span text:style-name="T4"><text:s text:c="8"/></text:span><text:span text:style-name="T1">&lt;/for&gt;</text:span></text:p>
      <text:p text:style-name="P19"><text:span text:style-name="T8"><text:s text:c="4"/></text:span><text:span text:style-name="T3">&lt;/record&gt;</text:span><text:span text:style-name="T8"> <text:s text:c="3"/></text:span></text:p>
      <text:p text:style-name="P31"/>
      <text:p text:style-name="P22"><text:span text:style-name="T4"><text:s text:c="4"/></text:span>&lt;local&gt;</text:p>
      <text:p text:style-name="P18"><text:span text:style-name="T4"><text:s text:c="8"/></text:span><text:span text:style-name="T1">&lt;echo&gt;</text:span><text:span text:style-name="T4">Retrieving all of the values from the databse</text:span><text:span text:style-name="T1">&lt;/echo&gt;</text:span></text:p>
      <text:p text:style-name="P18"><text:span text:style-name="T4"><text:s text:c="4"/></text:span><text:span text:style-name="T1">&lt;/local&gt;</text:span><text:span text:style-name="T4"> </text:span></text:p>
      <text:p text:style-name="P21"/>
      <text:p text:style-name="P18"><text:span text:style-name="T4"><text:s text:c="4"/></text:span><text:span text:style-name="T1">&lt;query</text:span><text:span text:style-name="T4"> </text:span><text:span text:style-name="T1">type=</text:span><text:span text:style-name="T9">"database"</text:span><text:span text:style-name="T4"> </text:span></text:p>
      <text:p text:style-name="P18"><text:span text:style-name="T4"><text:s text:c="11"/></text:span><text:span text:style-name="T1">event=</text:span><text:span text:style-name="T9">"dtf.myevent"</text:span><text:span text:style-name="T4"> </text:span></text:p>
      <text:p text:style-name="P18"><text:span text:style-name="T4"><text:s text:c="11"/></text:span><text:span text:style-name="T1">uri=</text:span><text:span text:style-name="T9">"storage://OUTPUT/myevents.db"</text:span></text:p>
      <text:p text:style-name="P18"><text:span text:style-name="T4"><text:s text:c="11"/></text:span><text:span text:style-name="T1">property=</text:span><text:span text:style-name="T9">"element"</text:span><text:span text:style-name="T1">&gt;</text:span></text:p>
      <text:p text:style-name="P18"><text:span text:style-name="T4"><text:s text:c="8"/></text:span><text:span text:style-name="T1">&lt;select&gt;</text:span></text:p>
      <text:p text:style-name="P18"><text:span text:style-name="T4"><text:s text:c="12"/></text:span><text:span text:style-name="T1">&lt;field</text:span><text:span text:style-name="T4"> </text:span><text:span text:style-name="T1">name=</text:span><text:span text:style-name="T9">"timestamp"</text:span><text:span text:style-name="T1">/&gt;</text:span></text:p>
      <text:p text:style-name="P22"><text:s text:c="8"/>&lt;/select&gt;</text:p>
      <text:p text:style-name="P22"><text:s text:c="8"/>&lt;where&gt;</text:p>
      <text:p text:style-name="P22"><text:s text:c="12"/>&lt;lt field="iteration" value="6"/&gt;</text:p>
      <text:p text:style-name="P34"><text:s text:c="15"/>&lt;/where&gt;</text:p>
      <text:p text:style-name="P18"><text:span text:style-name="T4"><text:s text:c="4"/></text:span><text:span text:style-name="T1">&lt;/query&gt;</text:span></text:p>
      <text:p text:style-name="P21"/>
      <text:p text:style-name="P24">&lt;/script&gt;</text:p>
      <text:p text:style-name="P43"/>
      <text:p text:style-name="P43">Now we've queried the database but we have to iterate through the values we just got back and print them, like so:</text:p>
      <text:p text:style-name="P23">...</text:p>
      <text:p text:style-name="P23"><text:s text:c="4"/>&lt;try&gt;</text:p>
      <text:p text:style-name="P18"><text:span text:style-name="T4"><text:s text:c="8"/></text:span><text:span text:style-name="T1">&lt;sequence&gt;</text:span></text:p>
      <text:p text:style-name="P32"><text:span text:style-name="T4"><text:tab/><text:tab/> <text:s text:c="3"/></text:span><text:span text:style-name="T1">&lt;for</text:span><text:span text:style-name="T4"> </text:span><text:span text:style-name="T1">property=</text:span><text:span text:style-name="T9">"n"</text:span><text:span text:style-name="T4"> </text:span><text:span text:style-name="T1">range=</text:span><text:span text:style-name="T9">"[1..6]"</text:span><text:span text:style-name="T1">&gt;</text:span></text:p>
      <text:p text:style-name="P32"><text:span text:style-name="T4"><text:tab/><text:tab/> <text:s text:c="7"/></text:span><text:span text:style-name="T1">&lt;local&gt;</text:span></text:p>
      <text:p text:style-name="P32"><text:span text:style-name="T4"><text:tab/><text:tab/> <text:s text:c="12"/></text:span><text:span text:style-name="T1">&lt;echo&gt;</text:span><text:span text:style-name="T4"> Value from db: ${element.iteration}</text:span><text:span text:style-name="T1">&lt;/echo&gt;</text:span><text:span text:style-name="T4"> </text:span></text:p>
      <text:p text:style-name="P32"><text:span text:style-name="T4"><text:tab/><text:tab/> <text:s text:c="7"/></text:span><text:span text:style-name="T1">&lt;/local&gt;</text:span><text:span text:style-name="T4"> </text:span></text:p>
      <text:p text:style-name="P32"><text:span text:style-name="T4"><text:tab/><text:tab/> <text:s text:c="7"/></text:span><text:span text:style-name="T1">&lt;nextresult</text:span><text:span text:style-name="T4"> </text:span><text:span text:style-name="T1">property=</text:span><text:span text:style-name="T9">"element"</text:span><text:span text:style-name="T1">/&gt;</text:span></text:p>
      <text:p text:style-name="P32"><text:span text:style-name="T4"><text:tab/><text:tab/> <text:s text:c="3"/></text:span><text:span text:style-name="T1">&lt;/for&gt;</text:span></text:p>
      <text:p text:style-name="P31"><text:s text:c="8"/></text:p>
      <text:p text:style-name="P18"><text:span text:style-name="T4"><text:s text:c="12"/></text:span><text:span text:style-name="T15">&lt;!--</text:span><text:span text:style-name="T4"> </text:span><text:span text:style-name="T15">should</text:span><text:span text:style-name="T4"> </text:span><text:span text:style-name="T15">never</text:span><text:span text:style-name="T4"> </text:span><text:span text:style-name="T15">make</text:span><text:span text:style-name="T4"> </text:span><text:span text:style-name="T15">it</text:span><text:span text:style-name="T4"> </text:span><text:span text:style-name="T15">here</text:span><text:span text:style-name="T4"> </text:span><text:span text:style-name="T15">because</text:span><text:span text:style-name="T4"> </text:span><text:span text:style-name="T15">there</text:span><text:span text:style-name="T4"> </text:span><text:span text:style-name="T15">are</text:span><text:span text:style-name="T4"> </text:span><text:span text:style-name="T15">only</text:span><text:span text:style-name="T4"> </text:span><text:span text:style-name="T15">4</text:span><text:span text:style-name="T4"> </text:span></text:p>
      <text:p text:style-name="P18"><text:span text:style-name="T4"><text:s text:c="17"/></text:span><text:span text:style-name="T15">elements</text:span><text:span text:style-name="T4"> </text:span><text:span text:style-name="T15">but</text:span><text:span text:style-name="T4"> </text:span><text:span text:style-name="T15">5</text:span><text:span text:style-name="T4"> </text:span><text:span text:style-name="T15">iterations</text:span><text:span text:style-name="T4"> </text:span><text:span text:style-name="T15">--&gt;</text:span></text:p>
      <text:p text:style-name="P18"><text:span text:style-name="T4"><text:s text:c="12"/></text:span><text:span text:style-name="T1">&lt;local&gt;</text:span></text:p>
      <text:p text:style-name="P18"><text:span text:style-name="T4"><text:s text:c="16"/></text:span><text:span text:style-name="T1">&lt;fail</text:span><text:span text:style-name="T4"> </text:span><text:span text:style-name="T1">message=</text:span><text:span text:style-name="T9">"This should never be seen."</text:span><text:span text:style-name="T1">/&gt;</text:span></text:p>
      <text:p text:style-name="P18"><text:span text:style-name="T4"><text:s text:c="12"/></text:span><text:span text:style-name="T1">&lt;/local&gt;</text:span></text:p>
      <text:p text:style-name="P18"><text:span text:style-name="T4"><text:s text:c="8"/></text:span><text:span text:style-name="T1">&lt;/sequence&gt;</text:span></text:p>
      <text:p text:style-name="P18"><text:span text:style-name="T4"><text:s text:c="8"/></text:span><text:span text:style-name="T1">&lt;catch</text:span><text:span text:style-name="T4"> </text:span><text:span text:style-name="T1">exception=</text:span><text:span text:style-name="T9">"org.dtf.exception.NoMoreResultsException"</text:span><text:span text:style-name="T1">&gt;</text:span></text:p>
      <text:p text:style-name="P18"><text:span text:style-name="T4"><text:s text:c="12"/></text:span><text:span text:style-name="T1">&lt;sequence&gt;</text:span></text:p>
      <text:p text:style-name="P18"><text:span text:style-name="T4"><text:s text:c="16"/></text:span><text:span text:style-name="T1">&lt;local&gt;</text:span></text:p>
      <text:p text:style-name="P18"><text:span text:style-name="T4"><text:s text:c="20"/></text:span><text:span text:style-name="T1">&lt;echo&gt;</text:span><text:span text:style-name="T4">All done iterating.</text:span><text:span text:style-name="T1">&lt;/echo&gt;</text:span></text:p>
      <text:p text:style-name="P18"><text:span text:style-name="T4"><text:s text:c="16"/></text:span><text:span text:style-name="T1">&lt;/local&gt;</text:span></text:p>
      <text:p text:style-name="P18"><text:span text:style-name="T4"><text:s text:c="12"/></text:span><text:span text:style-name="T1">&lt;/sequence&gt;</text:span></text:p>
      <text:p text:style-name="P18"><text:span text:style-name="T4"><text:s text:c="8"/></text:span><text:span text:style-name="T1">&lt;/catch&gt;</text:span></text:p>
      <text:p text:style-name="P18"><text:span text:style-name="T4"><text:s text:c="3"/></text:span><text:span text:style-name="T1">&lt;/try&gt;</text:span></text:p>
      <text:p text:style-name="P22">&lt;/script&gt;</text:p>
      <text:p text:style-name="P43"/>
      <text:p text:style-name="P43">So as you can see we create another loop slightly bigger than we expect, and then we use the <text:span text:style-name="T9">nextresult</text:span> to move the cursor of our query along, until it hits the <text:span text:style-name="T13">org.dtf.exception.noMoreResultsException</text:span> and then we terminate correctly. For this example the type of loop we use is from 1 to 6 since we know we only have 5 elements that are lower than 6, but for the general case we don't know how many elements we are expecting and for that we would use a different type an infinite loop and then catch the <text:span text:style-name="T13">noMoreResultsException</text:span> in the same manner.</text:p>
      <text:p text:style-name="P43"><text:soft-page-break/></text:p>
      <text:h text:style-name="P49" text:outline-level="3">Handling DTF internal events and how to get more information from them</text:h>
      <text:p text:style-name="P43"/>
      <text:p text:style-name="P43">(more to come soon)</text:p>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in" fo:margin-bottom="0in" fo:background-color="transparent" style:shadow="none">
        <style:tab-stops/>
        <style:background-image/>
      </style:paragraph-properties>
      <style:text-properties fo:font-size="10pt" fo:font-style="italic"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6-10-19T22:45:45</meta:creation-date>
    <dc:date>2008-04-16T14:20:16</dc:date>
    <meta:editing-cycles>793</meta:editing-cycles>
    <meta:editing-duration>P3DT10H48M47S</meta:editing-duration>
    <meta:user-defined meta:name="Info 1"/>
    <meta:user-defined meta:name="Info 2"/>
    <meta:user-defined meta:name="Info 3"/>
    <meta:user-defined meta:name="Info 4"/>
    <meta:document-statistic meta:table-count="1" meta:image-count="0" meta:object-count="0" meta:page-count="19" meta:paragraph-count="302" meta:word-count="3325" meta:character-count="21043"/>
  </office:meta>
</office:document-meta>
</file>